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3431" officeooo:paragraph-rsid="00143431"/>
    </style:style>
    <style:style style:name="P2" style:family="paragraph" style:parent-style-name="Standard">
      <style:paragraph-properties fo:text-align="justify" style:justify-single-word="false"/>
      <style:text-properties officeooo:rsid="00143431" officeooo:paragraph-rsid="00143431"/>
    </style:style>
    <style:style style:name="P3" style:family="paragraph" style:parent-style-name="Standard">
      <style:paragraph-properties fo:text-align="justify" style:justify-single-word="false"/>
      <style:text-properties officeooo:paragraph-rsid="00143431"/>
    </style:style>
    <style:style style:name="P4" style:family="paragraph" style:parent-style-name="Standard">
      <style:paragraph-properties fo:text-align="justify" style:justify-single-word="false"/>
      <style:text-properties officeooo:paragraph-rsid="0014816b"/>
    </style:style>
    <style:style style:name="P5" style:family="paragraph" style:parent-style-name="Standard">
      <style:paragraph-properties fo:text-align="justify" style:justify-single-word="false"/>
      <style:text-properties officeooo:paragraph-rsid="00143431"/>
    </style:style>
    <style:style style:name="T1" style:family="text">
      <style:text-properties officeooo:rsid="00143431"/>
    </style:style>
    <style:style style:name="T2" style:family="text">
      <style:text-properties fo:font-size="12pt"/>
    </style:style>
    <style:style style:name="T3" style:family="text">
      <style:text-properties fo:font-size="12pt" fo:font-weight="normal" officeooo:rsid="0014816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GAS</text:p>
      <text:p text:style-name="P2">1. Manfaat Shell dalam belajar sistem operasi komputer Linux?</text:p>
      <text:p text:style-name="P2">2. Jelaskan kelebihan dan kekurangan teks editor dibandingkan editor teks libreoffice writer?</text:p>
      <text:p text:style-name="P2"/>
      <text:p text:style-name="P2">JAWABAN</text:p>
      <text:p text:style-name="P3"><text:span text:style-name="T1">1. <text:s text:c="2"/>- </text:span>Kebanyakan konfigurasi sistem dapat dilakukan dari shell command.</text:p>
      <text:p text:style-name="P3"><text:s text:c="6"/>- Linux shell memberikan fleksibilitas terutama saat anda bekerja dengan banyak file.</text:p>
      <text:p text:style-name="P3"><text:s text:c="7"/>- Untuk tindakan penyelamatan terhadap sebuah  data atau recovery terhadap sistem dan</text:p>
      <text:p text:style-name="P3"><text:s text:c="9"/>pekerjaan maintenance sistem pada single mode dapat anda lakukan lewat shell command. </text:p>
      <text:p text:style-name="P3"/>
      <text:p text:style-name="P2">2. <text:s/>Kelebihan teks editor vim</text:p>
      <text:p text:style-name="P3"/>
      <text:p text:style-name="P3"><text:s/><text:bookmark text:name="075d"/>Vim Text Editor Yang Efisien</text:p>
      <text:p text:style-name="P3">- <text:span text:style-name="T1">memudahkan dalam menandakan kode program dan juga penanda teks seperti penggunaan huruf normal, tebal maupun cetak miring.</text:span></text:p>
      <text:p text:style-name="P3"><text:span text:style-name="Strong_20_Emphasis"><text:span text:style-name="T2">- </text:span></text:span><text:span text:style-name="Strong_20_Emphasis"><text:span text:style-name="T3">lebih produktif</text:span></text:span></text:p>
      <text:p text:style-name="P3"><text:span text:style-name="Strong_20_Emphasis"><text:span text:style-name="T3">- dapat mengetahui bagaimana kerjanya menjadi seorang programmer </text:span></text:span></text:p>
      <text:p text:style-name="P4"><text:span text:style-name="Strong_20_Emphasis"><text:span text:style-name="T3">Kekurangan teks editor vim</text:span></text:span></text:p>
      <text:p text:style-name="P4"><text:span text:style-name="Strong_20_Emphasis"><text:span text:style-name="T3">- aplikasi yang relatif besar memakan ram pada saat di jalankan, ram 2 gb itu sudah lumayan berat,</text:span></text:span></text:p>
      <text:p text:style-name="P3"><text:span text:style-name="Strong_20_Emphasis"><text:span text:style-name="T3"/></text:span></text:p>
      <text:p text:style-name="P2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17:02.852460536</meta:creation-date>
    <dc:date>2018-10-25T11:48:29.133291257</dc:date>
    <meta:editing-duration>PT8M2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6" meta:word-count="130" meta:character-count="905" meta:non-whitespace-character-count="760"/>
  </office:meta>
</office:document-meta>
</file>